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 fo:orphans="2" fo:widows="2"/>
      <style:text-properties officeooo:paragraph-rsid="00007126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iberation Sans" fo:font-size="12pt" fo:language="en" fo:country="US" style:font-size-asian="12pt" style:font-name-complex="Courier New1" style:font-size-complex="12pt"/>
    </style:style>
    <style:style style:name="P4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>
        <style:tab-stops>
          <style:tab-stop style:position="2.085cm"/>
        </style:tab-stops>
      </style:paragraph-properties>
      <style:text-properties style:font-name="FreeMono" fo:font-size="12pt" fo:language="en" fo:country="US" style:font-size-asian="12pt" style:font-name-complex="Courier New1" style:font-size-complex="12pt"/>
    </style:style>
    <style:style style:name="P5" style:family="paragraph" style:parent-style-name="Text_20_body" style:list-style-name="WWNum1">
      <style:paragraph-properties fo:margin-top="0cm" fo:margin-bottom="0cm" loext:contextual-spacing="false" fo:line-height="158%" fo:text-align="start" style:justify-single-word="false" fo:orphans="2" fo:widows="2" fo:padding="0cm" fo:border="none"/>
      <style:text-properties fo:font-variant="normal" fo:text-transform="none" style:font-name="Roboto" fo:font-size="12pt" fo:letter-spacing="normal" fo:font-style="normal" fo:font-weight="normal" officeooo:paragraph-rsid="00007126"/>
    </style:style>
    <style:style style:name="P6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style:font-name-asian="Liberation Serif1" style:font-size-asian="12pt" style:font-name-complex="Liberation Serif1" style:font-size-complex="12pt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8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9" style:family="paragraph" style:parent-style-name="normal" style:list-style-name="WWNum3">
      <style:paragraph-properties fo:margin-top="0cm" fo:margin-bottom="0cm" loext:contextual-spacing="false" fo:line-height="100%" fo:text-align="justify" style:justify-single-word="false" fo:padding="0cm" fo:border="none">
        <style:tab-stops>
          <style:tab-stop style:position="1.429cm"/>
        </style:tab-stops>
      </style:paragraph-properties>
      <style:text-properties fo:color="#000000" style:font-name="Liberation Sans" fo:font-size="12pt" style:font-size-asian="12pt" style:font-size-complex="12pt"/>
    </style:style>
    <style:style style:name="P10" style:family="paragraph" style:parent-style-name="normal" style:list-style-name="WWNum3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style:font-size-asian="12pt" style:font-size-complex="12pt"/>
    </style:style>
    <style:style style:name="P11" style:family="paragraph" style:parent-style-name="normal" style:list-style-name="WWNum2">
      <style:paragraph-properties fo:margin-top="0cm" fo:margin-bottom="0cm" loext:contextual-spacing="false" fo:line-height="100%" fo:padding="0cm" fo:border="none">
        <style:tab-stops>
          <style:tab-stop style:position="1.905cm"/>
        </style:tab-stops>
      </style:paragraph-properties>
      <style:text-properties style:font-name="Liberation Sans" fo:font-size="12pt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size-asian="12pt" style:font-size-complex="12pt"/>
    </style:style>
    <style:style style:name="P13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4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name-asian="Liberation Serif1" style:font-size-asian="12pt" style:font-name-complex="Liberation Serif1" style:font-size-complex="12pt"/>
    </style:style>
    <style:style style:name="P15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16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Mono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1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8" style:family="paragraph" style:parent-style-name="normal" style:master-page-name="Standard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9" style:family="paragraph" style:parent-style-name="normal">
      <style:paragraph-properties fo:margin-left="0.159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20" style:family="paragraph" style:parent-style-name="normal">
      <style:paragraph-properties fo:margin-left="0.159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007126"/>
    </style:style>
    <style:style style:name="P21" style:family="paragraph" style:parent-style-name="normal">
      <style:paragraph-properties fo:margin-left="0.159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Liberation Sans" fo:font-size="12pt" officeooo:paragraph-rsid="00007126" style:font-size-asian="12pt" style:font-size-complex="12pt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23" style:family="paragraph" style:parent-style-name="normal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T1" style:family="text">
      <style:text-properties officeooo:rsid="001a5a3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a3b" style:font-weight-asian="normal" style:font-weight-complex="normal"/>
    </style:style>
    <style:style style:name="T4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Roboto" fo:font-size="12pt" fo:letter-spacing="normal" fo:font-style="normal" fo:font-weight="normal" officeooo:rsid="00007126" loext:padding="0cm" loext:border="none"/>
    </style:style>
    <style:style style:name="T6" style:family="text">
      <style:text-properties fo:font-variant="normal" fo:text-transform="none" style:font-name="Roboto" fo:font-size="13pt" fo:letter-spacing="normal" fo:font-style="normal" fo:font-weight="normal" style:font-size-asian="13pt" style:font-size-complex="13pt" loext:padding="0cm" loext:border="none"/>
    </style:style>
    <style:style style:name="T7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font-size="12pt" fo:letter-spacing="normal" fo:font-style="normal" fo:font-weight="normal" officeooo:rsid="00007126" loext:padding="0cm" loext:border="none"/>
    </style:style>
    <style:style style:name="T9" style:family="text">
      <style:text-properties fo:font-variant="normal" fo:text-transform="none" style:font-name="Liberation San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Liberation Sans" fo:font-size="12pt" fo:letter-spacing="normal" fo:font-style="normal" fo:font-weight="normal" officeooo:rsid="00007126" loext:padding="0cm" loext:border="none"/>
    </style:style>
    <style:style style:name="T11" style:family="text">
      <style:text-properties fo:font-variant="normal" fo:text-transform="none" style:font-name="Liberation Sans" fo:font-size="12pt" fo:letter-spacing="normal" fo:font-style="normal" fo:font-weight="normal" officeooo:rsid="00007126" style:font-size-asian="12pt" style:font-size-complex="12pt" loext:padding="0cm" loext:border="none"/>
    </style:style>
    <style:style style:name="T12" style:family="text">
      <style:text-properties fo:font-variant="normal" fo:text-transform="none" style:font-name="Liberation Sans" fo:letter-spacing="normal" fo:font-style="normal" fo:font-weight="normal" officeooo:rsid="00007126" loext:padding="0cm" loext:border="none"/>
    </style:style>
    <style:style style:name="T13" style:family="text">
      <style:text-properties fo:color="#000000" style:font-name="Liberation Serif" fo:font-size="13pt" fo:font-weight="bold" style:font-name-asian="Liberation Serif1" style:font-size-asian="13pt" style:font-weight-asian="bold" style:font-name-complex="Liberation Serif1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/>
    </style:style>
    <style:style style:name="T15" style:family="text">
      <style:text-properties fo:color="#000000" fo:font-size="13pt" fo:font-weight="bold" style:font-name-asian="Liberation Serif1" style:font-size-asian="13pt" style:font-weight-asian="bold" style:font-name-complex="Liberation Serif1" style:font-size-complex="13pt"/>
    </style:style>
    <style:style style:name="T16" style:family="text">
      <style:text-properties fo:color="#000000" style:font-name="Liberation Sans" fo:font-size="12pt" fo:font-weight="normal" officeooo:rsid="00007126" style:font-name-asian="Liberation Serif1" style:font-size-asian="12pt" style:font-weight-asian="normal" style:font-name-complex="Liberation Serif1" style:font-size-complex="12pt" style:font-weight-complex="normal"/>
    </style:style>
    <style:style style:name="T17" style:family="text">
      <style:text-properties fo:color="#000000" style:font-name="Liberation Sans" fo:font-weight="normal" officeooo:rsid="00007126" style:font-name-asian="Liberation Serif1" style:font-weight-asian="normal" style:font-name-complex="Liberation Serif1" style:font-weight-complex="normal"/>
    </style:style>
    <style:style style:name="T18" style:family="text">
      <style:text-properties fo:color="#000000" fo:font-size="12pt" fo:font-weight="normal" officeooo:rsid="00007126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fo:color="#000000" fo:font-weight="normal" officeooo:rsid="00007126" style:font-name-asian="Liberation Serif1" style:font-weight-asian="normal" style:font-name-complex="Liberation Serif1" style:font-weight-complex="normal"/>
    </style:style>
    <style:style style:name="T20" style:family="text">
      <style:text-properties fo:color="#000000" fo:font-weight="bold" style:font-name-asian="Liberation Serif1" style:font-weight-asian="bold" style:font-name-complex="Liberation Serif1"/>
    </style:style>
    <style:style style:name="T21" style:family="text">
      <style:text-properties fo:color="#000000" fo:font-weight="bold" style:font-weight-asian="bold"/>
    </style:style>
    <style:style style:name="T22" style:family="text">
      <style:text-properties style:font-name="Liberation Serif" fo:font-size="13pt" style:font-name-asian="Liberation Serif1" style:font-size-asian="13pt" style:font-name-complex="Liberation Serif1" style:font-size-complex="13pt"/>
    </style:style>
    <style:style style:name="T23" style:family="text">
      <style:text-properties style:font-name="Liberation Serif" fo:font-size="13pt" fo:font-weight="bold" style:font-name-asian="Liberation Serif1" style:font-size-asian="13pt" style:font-weight-asian="bold" style:font-name-complex="Liberation Serif1" style:font-size-complex="13pt"/>
    </style:style>
    <style:style style:name="T24" style:family="text">
      <style:text-properties fo:font-size="13pt" style:font-name-asian="Liberation Serif1" style:font-size-asian="13pt" style:font-name-complex="Liberation Serif1" style:font-size-complex="13pt"/>
    </style:style>
    <style:style style:name="T25" style:family="text">
      <style:text-properties fo:font-size="13pt" fo:font-weight="bold" style:font-name-asian="Liberation Serif1" style:font-size-asian="13pt" style:font-weight-asian="bold" style:font-name-complex="Liberation Serif1" style:font-size-complex="13pt"/>
    </style:style>
    <style:style style:name="T26" style:family="text">
      <style:text-properties style:font-name="Liberation Sans"/>
    </style:style>
    <style:style style:name="T27" style:family="text">
      <style:text-properties style:font-name-asian="Liberation Serif1" style:font-name-complex="Liberation Serif1"/>
    </style:style>
    <style:style style:name="T28" style:family="text">
      <style:text-properties fo:font-weight="bold" style:font-name-asian="Liberation Serif1" style:font-weight-asian="bold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eriment No. 2</text:p>
      <text:p text:style-name="P6"/>
      <text:p text:style-name="P7"><text:span text:style-name="T3"/></text:p>
      <text:p text:style-name="P8"/>
      <text:p text:style-name="P7">Title: <text:s/><text:span text:style-name="T2">Implementation of Lexical Analyzer.</text:span></text:p>
      <text:p text:style-name="P7"/>
      <text:p text:style-name="P7">Objective: </text:p>
      <text:list xml:id="list1989021379" text:style-name="WWNum3">
        <text:list-header>
          <text:p text:style-name="P9">To understand basic concepts of Lexical Analysis.</text:p>
          <text:p text:style-name="P10"/>
        </text:list-header>
      </text:list>
      <text:p text:style-name="P23"/>
      <text:p text:style-name="P7">Implementation:</text:p>
      <text:p text:style-name="P7"/>
      <text:p text:style-name="P19"><text:tab/>Introduction: </text:p>
      <text:p text:style-name="P19"/>
      <text:p text:style-name="P21"><text:span text:style-name="T19">First phase is lexical analysis, where we have to convert literals in program into tokens.</text:span></text:p>
      <text:p text:style-name="P20"><text:span text:style-name="T16">Then that tokens are outputed as results. So to do that first we need to intialize that values. And then compare, thats it. </text:span><text:span text:style-name="Strong_20_Emphasis"><text:span text:style-name="T11">Tokens are int,char,value keyword directives, oration thing like paranthesis</text:span></text:span></text:p>
      <text:p text:style-name="P22"/>
      <text:p text:style-name="P22">Flowchart / Logic:</text:p>
      <text:list xml:id="list4107082295" text:style-name="WWNum2">
        <text:list-item>
          <text:p text:style-name="P11">Open file in read mode which is c.</text:p>
        </text:list-item>
        <text:list-item>
          <text:p text:style-name="P11">Initialize different token .</text:p>
        </text:list-item>
        <text:list-item>
          <text:p text:style-name="P11">Check each token for different names.</text:p>
        </text:list-item>
        <text:list-item>
          <text:p text:style-name="P11">and print the elements.</text:p>
        </text:list-item>
      </text:list>
      <text:p text:style-name="P13"/>
      <text:p text:style-name="P12"><text:span text:style-name="T20"><text:s/>Sample input:</text:span><text:span text:style-name="T27"> </text:span></text:p>
      <text:p text:style-name="P4">#include&lt;stdio.h&gt;</text:p>
      <text:p text:style-name="P4"/>
      <text:p text:style-name="P4">void main ()</text:p>
      <text:p text:style-name="P4">{</text:p>
      <text:p text:style-name="P4"><text:tab/>int a , b ;</text:p>
      <text:p text:style-name="P4"><text:tab/>a = getchar ( ) ;</text:p>
      <text:p text:style-name="P4"><text:tab/>printf ( a ) ; </text:p>
      <text:p text:style-name="P4"><text:tab/>b = getchar ( ) ;</text:p>
      <text:p text:style-name="P4"><text:tab/>printf ( b ) ; </text:p>
      <text:p text:style-name="P4">}<text:tab/></text:p>
      <text:p text:style-name="P3"/>
      <text:p text:style-name="P14"/>
      <text:p text:style-name="P14"/>
      <text:p text:style-name="P12"><text:span text:style-name="T20">Output</text:span><text:span text:style-name="T28">:</text:span></text:p>
      <text:p text:style-name="P15"/>
      <text:p text:style-name="P16">token is : <text:s/>#include&lt;stdio.h&gt;</text:p>
      <text:p text:style-name="P16"/>
      <text:p text:style-name="P16">token is : <text:s/>void</text:p>
      <text:p text:style-name="P16"/>
      <text:p text:style-name="P16">datatype is : <text:s/>void</text:p>
      <text:p text:style-name="P16"/>
      <text:p text:style-name="P16">token is : <text:s/>main</text:p>
      <text:p text:style-name="P16"/>
      <text:p text:style-name="P16">method is : <text:s/>main</text:p>
      <text:p text:style-name="P16"/>
      <text:p text:style-name="P16">token is : <text:s/>(</text:p>
      <text:p text:style-name="P16"/>
      <text:p text:style-name="P16"><text:soft-page-break/>seperators is given as : <text:s/>(</text:p>
      <text:p text:style-name="P16"/>
      <text:p text:style-name="P16">token is : <text:s/>)</text:p>
      <text:p text:style-name="P16"/>
      <text:p text:style-name="P16">seperators is given as : <text:s/>)</text:p>
      <text:p text:style-name="P16"/>
      <text:p text:style-name="P16">token is : <text:s/>{</text:p>
      <text:p text:style-name="P16"/>
      <text:p text:style-name="P16">seperators is given as : <text:s/>{</text:p>
      <text:p text:style-name="P16"/>
      <text:p text:style-name="P16">token is : <text:s/>int</text:p>
      <text:p text:style-name="P16"/>
      <text:p text:style-name="P16">datatype is : <text:s/>int</text:p>
      <text:p text:style-name="P16"/>
      <text:p text:style-name="P16">token is : <text:s/>a</text:p>
      <text:p text:style-name="P16"/>
      <text:p text:style-name="P16">identifier : <text:s/>a</text:p>
      <text:p text:style-name="P16"/>
      <text:p text:style-name="P16">token is : <text:s/>,</text:p>
      <text:p text:style-name="P16"/>
      <text:p text:style-name="P16">seperators is given as : <text:s/>,</text:p>
      <text:p text:style-name="P16"/>
      <text:p text:style-name="P16">token is : <text:s/>b</text:p>
      <text:p text:style-name="P16"/>
      <text:p text:style-name="P16">identifier : <text:s/>b</text:p>
      <text:p text:style-name="P16"/>
      <text:p text:style-name="P16">token is : <text:s/>;</text:p>
      <text:p text:style-name="P16"/>
      <text:p text:style-name="P16">seperators is given as : <text:s/>;</text:p>
      <text:p text:style-name="P16"/>
      <text:p text:style-name="P16">token is : <text:s/>a</text:p>
      <text:p text:style-name="P16"/>
      <text:p text:style-name="P16">identifier : <text:s/>a</text:p>
      <text:p text:style-name="P16"/>
      <text:p text:style-name="P16">token is : <text:s/>=</text:p>
      <text:p text:style-name="P16"/>
      <text:p text:style-name="P16">operators is given as : <text:s/>=</text:p>
      <text:p text:style-name="P16"/>
      <text:p text:style-name="P16">token is : <text:s/>getchar</text:p>
      <text:p text:style-name="P16"/>
      <text:p text:style-name="P16">: <text:s/>getchar</text:p>
      <text:p text:style-name="P16"/>
      <text:p text:style-name="P16">token is : <text:s/>(</text:p>
      <text:p text:style-name="P16"/>
      <text:p text:style-name="P16">seperators is given as : <text:s/>(</text:p>
      <text:p text:style-name="P16"/>
      <text:p text:style-name="P16">token is : <text:s/>)</text:p>
      <text:p text:style-name="P16"/>
      <text:p text:style-name="P16">seperators is given as : <text:s/>)</text:p>
      <text:p text:style-name="P16"/>
      <text:p text:style-name="P16">token is : <text:s/>printf</text:p>
      <text:p text:style-name="P16">: <text:s/>printf</text:p>
      <text:p text:style-name="P16"/>
      <text:p text:style-name="P16"><text:soft-page-break/>token is : <text:s/>(</text:p>
      <text:p text:style-name="P16"/>
      <text:p text:style-name="P16">seperators is given as : <text:s/>(</text:p>
      <text:p text:style-name="P16"/>
      <text:p text:style-name="P16">token is : <text:s/>a</text:p>
      <text:p text:style-name="P16"/>
      <text:p text:style-name="P16">identifier : <text:s/>a</text:p>
      <text:p text:style-name="P16"/>
      <text:p text:style-name="P16">token is : <text:s/>)</text:p>
      <text:p text:style-name="P16"/>
      <text:p text:style-name="P16">seperators is given as : <text:s/>)</text:p>
      <text:p text:style-name="P16"/>
      <text:p text:style-name="P16">token is : <text:s/>b</text:p>
      <text:p text:style-name="P16"/>
      <text:p text:style-name="P16">identifier : <text:s/>b</text:p>
      <text:p text:style-name="P16"/>
      <text:p text:style-name="P16">token is : <text:s/>=</text:p>
      <text:p text:style-name="P16"/>
      <text:p text:style-name="P16">operators is given as : <text:s/>=</text:p>
      <text:p text:style-name="P16"/>
      <text:p text:style-name="P16">token is : <text:s/>getchar</text:p>
      <text:p text:style-name="P16"/>
      <text:p text:style-name="P16">: <text:s/>getchar</text:p>
      <text:p text:style-name="P16"/>
      <text:p text:style-name="P16">token is : <text:s/>(</text:p>
      <text:p text:style-name="P16"/>
      <text:p text:style-name="P16">seperators is given as : <text:s/>(</text:p>
      <text:p text:style-name="P16"/>
      <text:p text:style-name="P16">token is : <text:s/>)</text:p>
      <text:p text:style-name="P16"/>
      <text:p text:style-name="P16">seperators is given as : <text:s/>)</text:p>
      <text:p text:style-name="P16"/>
      <text:p text:style-name="P16">token is : <text:s/>printf</text:p>
      <text:p text:style-name="P16"/>
      <text:p text:style-name="P16">: <text:s/>printf</text:p>
      <text:p text:style-name="P16"/>
      <text:p text:style-name="P16">token is : <text:s/>(</text:p>
      <text:p text:style-name="P16"/>
      <text:p text:style-name="P16">seperators is given as : <text:s/>(</text:p>
      <text:p text:style-name="P16"/>
      <text:p text:style-name="P16">token is : <text:s/>b</text:p>
      <text:p text:style-name="P16"/>
      <text:p text:style-name="P16">identifier : <text:s/>b</text:p>
      <text:p text:style-name="P16"/>
      <text:p text:style-name="P16">token is : <text:s/>)</text:p>
      <text:p text:style-name="P16"/>
      <text:p text:style-name="P16">seperators is given as : <text:s/>)</text:p>
      <text:p text:style-name="P16"/>
      <text:p text:style-name="P16">token is : <text:s/>}</text:p>
      <text:p text:style-name="P16"/>
      <text:p text:style-name="P16">seperators is given as : <text:s/>}</text:p>
      <text:p text:style-name="P14"/>
      <text:p text:style-name="P13"/>
      <text:p text:style-name="P17"><text:soft-page-break/></text:p>
      <text:p text:style-name="P13"/>
      <text:p text:style-name="P12"><text:span text:style-name="T20">Conclusion</text:span><text:span text:style-name="T21">:</text:span></text:p>
      <text:p text:style-name="P2"><text:span text:style-name="T1">From </text:span>this experiment, we <text:span text:style-name="T1">understand</text:span> the basic concepts of lexical analy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3pt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239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9.04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0:31:19.248083656</meta:creation-date>
    <dc:date>2020-02-11T10:40:01.478075516</dc:date>
    <meta:editing-duration>PT8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85" meta:word-count="396" meta:character-count="1855" meta:non-whitespace-character-count="1475"/>
  </office:meta>
</office:document-meta>
</file>